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10.29pt" svg:height="321.17pt" svg:x="0pt" svg:y="0pt">
            <loext:p draw:notify-on-update-of-ranges="Sheet1.C4:Sheet1.C4 Sheet1.C5:Sheet1.C162 Sheet1.C3:Sheet1.C3 Sheet1.C4:Sheet1.C162 Sheet1.D3:Sheet1.D3 Sheet1.D4:Sheet1.D1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Gamma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124" calcext:value-type="float">
            <text:p>0.00124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695999999999989" calcext:value-type="float">
            <text:p>0.00696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153399999999995" calcext:value-type="float">
            <text:p>1.53E-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239399999999992" calcext:value-type="float">
            <text:p>0.02394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325699999999993" calcext:value-type="float">
            <text:p>0.03257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403100000000017" calcext:value-type="float">
            <text:p>0.04031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471100000000038" calcext:value-type="float">
            <text:p>0.04711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493300000000044" calcext:value-type="float">
            <text:p>0.04933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522600000000053" calcext:value-type="float">
            <text:p>0.052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537800000000058" calcext:value-type="float">
            <text:p>0.05378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548000000000061" calcext:value-type="float">
            <text:p>0.0548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526600000000055" calcext:value-type="float">
            <text:p>0.05266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51180000000005" calcext:value-type="float">
            <text:p>0.05118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483900000000042" calcext:value-type="float">
            <text:p>0.04839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44790000000003" calcext:value-type="float">
            <text:p>0.04479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436000000000027" calcext:value-type="float">
            <text:p>0.0436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398500000000015" calcext:value-type="float">
            <text:p>0.03985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369300000000006" calcext:value-type="float">
            <text:p>0.03693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340699999999998" calcext:value-type="float">
            <text:p>0.03407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309199999999989" calcext:value-type="float">
            <text:p>0.03092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28039999999999" calcext:value-type="float">
            <text:p>0.02804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260199999999991" calcext:value-type="float">
            <text:p>0.026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222899999999993" calcext:value-type="float">
            <text:p>0.02229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199999999999994" calcext:value-type="float">
            <text:p>0.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183699999999994" calcext:value-type="float">
            <text:p>0.01837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158699999999995" calcext:value-type="float">
            <text:p>0.01587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136599999999996" calcext:value-type="float">
            <text:p>0.01366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126999999999997" calcext:value-type="float">
            <text:p>0.0127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112299999999997" calcext:value-type="float">
            <text:p>0.01123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990999999999976" calcext:value-type="float">
            <text:p>0.00991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827999999999983" calcext:value-type="float">
            <text:p>0.00828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731999999999987" calcext:value-type="float">
            <text:p>0.007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66299999999999" calcext:value-type="float">
            <text:p>0.00663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531999999999995" calcext:value-type="float">
            <text:p>0.005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494999999999997" calcext:value-type="float">
            <text:p>0.00495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428999999999999" calcext:value-type="float">
            <text:p>0.00429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341000000000001" calcext:value-type="float">
            <text:p>0.00341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313000000000001" calcext:value-type="float">
            <text:p>0.00313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238" calcext:value-type="float">
            <text:p>0.00238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222" calcext:value-type="float">
            <text:p>0.00222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184" calcext:value-type="float">
            <text:p>0.00184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168" calcext:value-type="float">
            <text:p>0.00168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147" calcext:value-type="float">
            <text:p>0.00147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133" calcext:value-type="float">
            <text:p>0.00133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122" calcext:value-type="float">
            <text:p>0.00122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103" calcext:value-type="float">
            <text:p>0.00103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740000000000001" calcext:value-type="float">
            <text:p>7.4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650000000000001" calcext:value-type="float">
            <text:p>6.5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680000000000001" calcext:value-type="float">
            <text:p>6.8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520000000000001" calcext:value-type="float">
            <text:p>5.2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4" calcext:value-type="float">
            <text:p>4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32" calcext:value-type="float">
            <text:p>3.2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39" calcext:value-type="float">
            <text:p>3.9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32" calcext:value-type="float">
            <text:p>3.2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18" calcext:value-type="float">
            <text:p>1.8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2" calcext:value-type="float">
            <text:p>2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17" calcext:value-type="float">
            <text:p>1.7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13" calcext:value-type="float">
            <text:p>1.3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06" calcext:value-type="float">
            <text:p>6.00E-05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11" calcext:value-type="float">
            <text:p>1.1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12" calcext:value-type="float">
            <text:p>1.2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08" calcext:value-type="float">
            <text:p>8.00E-05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06" calcext:value-type="float">
            <text:p>6.00E-05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04" calcext:value-type="float">
            <text:p>4.00E-05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03" calcext:value-type="float">
            <text:p>3.00E-05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03" calcext:value-type="float">
            <text:p>3.00E-05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05" calcext:value-type="float">
            <text:p>5.00E-05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02" calcext:value-type="float">
            <text:p>2.00E-05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02" calcext:value-type="float">
            <text:p>2.00E-05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04" calcext:value-type="float">
            <text:p>4.00E-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01" calcext:value-type="float">
            <text:p>1.00E-05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01" calcext:value-type="float">
            <text:p>1.00E-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0E+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2"/>
          <table:table-cell table:style-name="ce2" office:value-type="float" office:value="0.0009" calcext:value-type="float">
            <text:p>9.00E-04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11" calcext:value-type="float">
            <text:p>0.0011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3" calcext:value-type="float">
            <text:p>3.00E-04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12" calcext:value-type="float">
            <text:p>0.0012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9" calcext:value-type="float">
            <text:p>9.00E-04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1" calcext:value-type="float">
            <text:p>0.001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2" calcext:value-type="float">
            <text:p>2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7" calcext:value-type="float">
            <text:p>7.00E-04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0013" calcext:value-type="float">
            <text:p>0.0013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8" calcext:value-type="float">
            <text:p>8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2" calcext:value-type="float">
            <text:p>2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4" calcext:value-type="float">
            <text:p>4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5" calcext:value-type="float">
            <text:p>5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4" calcext:value-type="float">
            <text:p>4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8" calcext:value-type="float">
            <text:p>8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2" calcext:value-type="float">
            <text:p>2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8" calcext:value-type="float">
            <text:p>8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5" calcext:value-type="float">
            <text:p>5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5" calcext:value-type="float">
            <text:p>5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3" calcext:value-type="float">
            <text:p>3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4" calcext:value-type="float">
            <text:p>4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3" calcext:value-type="float">
            <text:p>3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8" calcext:value-type="float">
            <text:p>8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2" calcext:value-type="float">
            <text:p>2.00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.0004" calcext:value-type="float">
            <text:p>4.00E-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8:13:42.748149000</meta:creation-date>
    <dc:date>2017-06-09T10:16:13.059786000</dc:date>
    <meta:editing-duration>PT15H16M56S</meta:editing-duration>
    <meta:editing-cycles>2</meta:editing-cycles>
    <meta:generator>LibreOffice/5.1.3.2$MacOSX_X86_64 LibreOffice_project/644e4637d1d8544fd9f56425bd6cec110e49301b</meta:generator>
    <meta:document-statistic meta:table-count="1" meta:cell-count="2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3cm" svg:height="11.331cm" xlink:href=".." xlink:type="simple" chart:class="chart:bar" chart:column-mapping="0" chart:style-name="ch1">
        <chart:legend svg:x="-0.002cm" svg:y="0cm" style:legend-expansion="custom" chartooo:width="18.003cm" chartooo:height="11.331cm" style:legend-expansion-aspect-ratio="1.58882711146413" chart:style-name="ch2"/>
        <chart:plot-area chart:style-name="ch3" table:cell-range-address="Sheet1.C3:Sheet1.D162" chart:data-source-has-labels="both" svg:x="0.36cm" svg:y="0.226cm" svg:width="17.283cm" svg:height="10.879cm">
          <chartooo:coordinate-region svg:x="1.34cm" svg:y="0.226cm" svg:width="16.303cm" svg:height="9.262cm"/>
          <chart:axis chart:dimension="x" chart:name="primary-x" chart:style-name="ch4" chartooo:axis-type="auto">
            <chartooo:date-scale/>
            <chart:categories table:cell-range-address="Sheet1.C5:Sheet1.C1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62" chart:label-cell-address="Sheet1.C3:Sheet1.C3" chart:class="chart:bar">
            <chart:data-point chart:repeated="159"/>
          </chart:series>
          <chart:series chart:style-name="ch8" chart:values-cell-range-address="Sheet1.D4:Sheet1.D162" chart:label-cell-address="Sheet1.D3:Sheet1.D3" chart:class="chart:bar">
            <chart:data-point chart:repeated="1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mma</text:p>
                <draw:g>
                  <svg:desc>Sheet1.C3:Sheet1.C3</svg:desc>
                </draw:g>
              </table:table-cell>
              <table:table-cell office:value-type="string">
                <text:p/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0.00695999999999989">
                <text:p>0.00695999999999989</text:p>
                <draw:g>
                  <svg:desc>Sheet1.C5:Sheet1.C162</svg:desc>
                </draw:g>
              </table:table-cell>
              <table:table-cell office:value-type="float" office:value="0.00124">
                <text:p>0.00124</text:p>
                <draw:g>
                  <svg:desc>Sheet1.C4:Sheet1.C162</svg:desc>
                </draw:g>
              </table:table-cell>
              <table:table-cell office:value-type="float" office:value="NaN">
                <text:p>NaN</text:p>
                <draw:g>
                  <svg:desc>Sheet1.D4:Sheet1.D162</svg:desc>
                </draw:g>
              </table:table-cell>
            </table:table-row>
            <table:table-row>
              <table:table-cell office:value-type="float" office:value="0.0153399999999995">
                <text:p>0.0153399999999995</text:p>
              </table:table-cell>
              <table:table-cell office:value-type="float" office:value="0.00695999999999989">
                <text:p>0.00695999999999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39399999999992">
                <text:p>0.0239399999999992</text:p>
              </table:table-cell>
              <table:table-cell office:value-type="float" office:value="0.0153399999999995">
                <text:p>0.0153399999999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25699999999993">
                <text:p>0.0325699999999993</text:p>
              </table:table-cell>
              <table:table-cell office:value-type="float" office:value="0.0239399999999992">
                <text:p>0.0239399999999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03100000000017">
                <text:p>0.0403100000000017</text:p>
              </table:table-cell>
              <table:table-cell office:value-type="float" office:value="0.0325699999999993">
                <text:p>0.0325699999999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71100000000038">
                <text:p>0.0471100000000038</text:p>
              </table:table-cell>
              <table:table-cell office:value-type="float" office:value="0.0403100000000017">
                <text:p>0.040310000000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93300000000044">
                <text:p>0.0493300000000044</text:p>
              </table:table-cell>
              <table:table-cell office:value-type="float" office:value="0.0471100000000038">
                <text:p>0.0471100000000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22600000000053">
                <text:p>0.0522600000000053</text:p>
              </table:table-cell>
              <table:table-cell office:value-type="float" office:value="0.0493300000000044">
                <text:p>0.0493300000000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37800000000058">
                <text:p>0.0537800000000058</text:p>
              </table:table-cell>
              <table:table-cell office:value-type="float" office:value="0.0522600000000053">
                <text:p>0.0522600000000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48000000000061">
                <text:p>0.0548000000000061</text:p>
              </table:table-cell>
              <table:table-cell office:value-type="float" office:value="0.0537800000000058">
                <text:p>0.0537800000000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26600000000055">
                <text:p>0.0526600000000055</text:p>
              </table:table-cell>
              <table:table-cell office:value-type="float" office:value="0.0548000000000061">
                <text:p>0.0548000000000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1180000000005">
                <text:p>0.051180000000005</text:p>
              </table:table-cell>
              <table:table-cell office:value-type="float" office:value="0.0526600000000055">
                <text:p>0.0526600000000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83900000000042">
                <text:p>0.0483900000000042</text:p>
              </table:table-cell>
              <table:table-cell office:value-type="float" office:value="0.051180000000005">
                <text:p>0.051180000000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4790000000003">
                <text:p>0.044790000000003</text:p>
              </table:table-cell>
              <table:table-cell office:value-type="float" office:value="0.0483900000000042">
                <text:p>0.0483900000000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36000000000027">
                <text:p>0.0436000000000027</text:p>
              </table:table-cell>
              <table:table-cell office:value-type="float" office:value="0.044790000000003">
                <text:p>0.044790000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98500000000015">
                <text:p>0.0398500000000015</text:p>
              </table:table-cell>
              <table:table-cell office:value-type="float" office:value="0.0436000000000027">
                <text:p>0.043600000000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69300000000006">
                <text:p>0.0369300000000006</text:p>
              </table:table-cell>
              <table:table-cell office:value-type="float" office:value="0.0398500000000015">
                <text:p>0.039850000000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40699999999998">
                <text:p>0.0340699999999998</text:p>
              </table:table-cell>
              <table:table-cell office:value-type="float" office:value="0.0369300000000006">
                <text:p>0.0369300000000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09199999999989">
                <text:p>0.0309199999999989</text:p>
              </table:table-cell>
              <table:table-cell office:value-type="float" office:value="0.0340699999999998">
                <text:p>0.03406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8039999999999">
                <text:p>0.028039999999999</text:p>
              </table:table-cell>
              <table:table-cell office:value-type="float" office:value="0.0309199999999989">
                <text:p>0.0309199999999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60199999999991">
                <text:p>0.0260199999999991</text:p>
              </table:table-cell>
              <table:table-cell office:value-type="float" office:value="0.028039999999999">
                <text:p>0.02803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22899999999993">
                <text:p>0.0222899999999993</text:p>
              </table:table-cell>
              <table:table-cell office:value-type="float" office:value="0.0260199999999991">
                <text:p>0.0260199999999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99999999999994">
                <text:p>0.0199999999999994</text:p>
              </table:table-cell>
              <table:table-cell office:value-type="float" office:value="0.0222899999999993">
                <text:p>0.0222899999999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83699999999994">
                <text:p>0.0183699999999994</text:p>
              </table:table-cell>
              <table:table-cell office:value-type="float" office:value="0.0199999999999994">
                <text:p>0.0199999999999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58699999999995">
                <text:p>0.0158699999999995</text:p>
              </table:table-cell>
              <table:table-cell office:value-type="float" office:value="0.0183699999999994">
                <text:p>0.0183699999999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36599999999996">
                <text:p>0.0136599999999996</text:p>
              </table:table-cell>
              <table:table-cell office:value-type="float" office:value="0.0158699999999995">
                <text:p>0.0158699999999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26999999999997">
                <text:p>0.0126999999999997</text:p>
              </table:table-cell>
              <table:table-cell office:value-type="float" office:value="0.0136599999999996">
                <text:p>0.0136599999999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12299999999997">
                <text:p>0.0112299999999997</text:p>
              </table:table-cell>
              <table:table-cell office:value-type="float" office:value="0.0126999999999997">
                <text:p>0.0126999999999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990999999999976">
                <text:p>0.00990999999999976</text:p>
              </table:table-cell>
              <table:table-cell office:value-type="float" office:value="0.0112299999999997">
                <text:p>0.0112299999999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827999999999983">
                <text:p>0.00827999999999983</text:p>
              </table:table-cell>
              <table:table-cell office:value-type="float" office:value="0.00990999999999976">
                <text:p>0.00990999999999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731999999999987">
                <text:p>0.00731999999999987</text:p>
              </table:table-cell>
              <table:table-cell office:value-type="float" office:value="0.00827999999999983">
                <text:p>0.00827999999999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66299999999999">
                <text:p>0.0066299999999999</text:p>
              </table:table-cell>
              <table:table-cell office:value-type="float" office:value="0.00731999999999987">
                <text:p>0.00731999999999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531999999999995">
                <text:p>0.00531999999999995</text:p>
              </table:table-cell>
              <table:table-cell office:value-type="float" office:value="0.0066299999999999">
                <text:p>0.00662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494999999999997">
                <text:p>0.00494999999999997</text:p>
              </table:table-cell>
              <table:table-cell office:value-type="float" office:value="0.00531999999999995">
                <text:p>0.00531999999999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428999999999999">
                <text:p>0.00428999999999999</text:p>
              </table:table-cell>
              <table:table-cell office:value-type="float" office:value="0.00494999999999997">
                <text:p>0.00494999999999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341000000000001">
                <text:p>0.00341000000000001</text:p>
              </table:table-cell>
              <table:table-cell office:value-type="float" office:value="0.00428999999999999">
                <text:p>0.00428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313000000000001">
                <text:p>0.00313000000000001</text:p>
              </table:table-cell>
              <table:table-cell office:value-type="float" office:value="0.00341000000000001">
                <text:p>0.00341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238">
                <text:p>0.00238</text:p>
              </table:table-cell>
              <table:table-cell office:value-type="float" office:value="0.00313000000000001">
                <text:p>0.00313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222">
                <text:p>0.00222</text:p>
              </table:table-cell>
              <table:table-cell office:value-type="float" office:value="0.00238">
                <text:p>0.00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184">
                <text:p>0.00184</text:p>
              </table:table-cell>
              <table:table-cell office:value-type="float" office:value="0.00222">
                <text:p>0.00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168">
                <text:p>0.00168</text:p>
              </table:table-cell>
              <table:table-cell office:value-type="float" office:value="0.00184">
                <text:p>0.00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147">
                <text:p>0.00147</text:p>
              </table:table-cell>
              <table:table-cell office:value-type="float" office:value="0.00168">
                <text:p>0.00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133">
                <text:p>0.00133</text:p>
              </table:table-cell>
              <table:table-cell office:value-type="float" office:value="0.00147">
                <text:p>0.00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122">
                <text:p>0.00122</text:p>
              </table:table-cell>
              <table:table-cell office:value-type="float" office:value="0.00133">
                <text:p>0.00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103">
                <text:p>0.00103</text:p>
              </table:table-cell>
              <table:table-cell office:value-type="float" office:value="0.00122">
                <text:p>0.00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740000000000001">
                <text:p>0.000740000000000001</text:p>
              </table:table-cell>
              <table:table-cell office:value-type="float" office:value="0.00103">
                <text:p>0.00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650000000000001">
                <text:p>0.000650000000000001</text:p>
              </table:table-cell>
              <table:table-cell office:value-type="float" office:value="0.000740000000000001">
                <text:p>0.00074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680000000000001">
                <text:p>0.000680000000000001</text:p>
              </table:table-cell>
              <table:table-cell office:value-type="float" office:value="0.000650000000000001">
                <text:p>0.00065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520000000000001">
                <text:p>0.000520000000000001</text:p>
              </table:table-cell>
              <table:table-cell office:value-type="float" office:value="0.000680000000000001">
                <text:p>0.00068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4">
                <text:p>0.0004</text:p>
              </table:table-cell>
              <table:table-cell office:value-type="float" office:value="0.000520000000000001">
                <text:p>0.00052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2">
                <text:p>0.00032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9">
                <text:p>0.00039</text:p>
              </table:table-cell>
              <table:table-cell office:value-type="float" office:value="0.00032">
                <text:p>0.0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2">
                <text:p>0.00032</text:p>
              </table:table-cell>
              <table:table-cell office:value-type="float" office:value="0.00039">
                <text:p>0.00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8">
                <text:p>0.00018</text:p>
              </table:table-cell>
              <table:table-cell office:value-type="float" office:value="0.00032">
                <text:p>0.0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">
                <text:p>0.0002</text:p>
              </table:table-cell>
              <table:table-cell office:value-type="float" office:value="0.00018">
                <text:p>0.00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7">
                <text:p>0.0001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3">
                <text:p>0.00013</text:p>
              </table:table-cell>
              <table:table-cell office:value-type="float" office:value="0.00017">
                <text:p>0.0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6">
                <text:p>0.00006</text:p>
              </table:table-cell>
              <table:table-cell office:value-type="float" office:value="0.00013">
                <text:p>0.0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1">
                <text:p>0.00011</text:p>
              </table:table-cell>
              <table:table-cell office:value-type="float" office:value="0.00006">
                <text:p>0.00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2">
                <text:p>0.00012</text:p>
              </table:table-cell>
              <table:table-cell office:value-type="float" office:value="0.00011">
                <text:p>0.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8">
                <text:p>0.00008</text:p>
              </table:table-cell>
              <table:table-cell office:value-type="float" office:value="0.00012">
                <text:p>0.0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6">
                <text:p>0.00006</text:p>
              </table:table-cell>
              <table:table-cell office:value-type="float" office:value="0.00008">
                <text:p>0.00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4">
                <text:p>0.00004</text:p>
              </table:table-cell>
              <table:table-cell office:value-type="float" office:value="0.00006">
                <text:p>0.00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3">
                <text:p>0.00003</text:p>
              </table:table-cell>
              <table:table-cell office:value-type="float" office:value="0.00004">
                <text:p>0.00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5">
                <text:p>0.00005</text:p>
              </table:table-cell>
              <table:table-cell office:value-type="float" office:value="0.00003">
                <text:p>0.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2">
                <text:p>0.00002</text:p>
              </table:table-cell>
              <table:table-cell office:value-type="float" office:value="0.00005">
                <text:p>0.00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4">
                <text:p>0.00004</text:p>
              </table:table-cell>
              <table:table-cell office:value-type="float" office:value="0.00002">
                <text:p>0.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004">
                <text:p>0.00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0001">
                <text:p>0.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